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82615084" text:style-name="L1">
        <text:list-item>
          <text:p text:style-name="P2">off the top of my head, stuff like this<text:line-break/><text:a xlink:type="simple" xlink:href="http://www.youtube.com/watch?v=awc2_t02PPc#t=2m29s" office:target-frame-name="_blank" xlink:show="new">http://www.youtube.com/watch?v=awc2_t02PPc#t=2m29s</text:a><text:line-break/>zhu does it a lot. notice how he makes it look like he's gonna approach after he comes down with the first laser but stops, shields, shoots another laser. this does 3 things<text:line-break/><text:line-break/>1. feints an approach which baits darkrain into shielding. he could've continued to SHL at that range and he would've been safe, too (he was out of the range where falcon's nair OOS would lead into anything even assuming darkrain got a stray powershield)<text:line-break/>2. potentially powershields (or at least shields) the laser that would get reflected back if darkrain happened to hit a powershield (note, it's very hard to hit a PS when you're already locked into your shield, especially because falco is at close range and can mix up the timing of the laser he's gonna shoot)<text:line-break/>3. makes it easy to space yourself at the exact distance you want to be at since shielding stops your dashing momentum<text:line-break/><text:line-break/>doing this should be second nature for a falco player imo. one of the "goals" a falco player has is to lock the opponent down and lasering from a safe distance is basically falco's equivalent to a fox or falcon player dashdancing at this range to accomplish the same effect</text:p>
        </text:list-item>
      </text:list>
      <text:p text:style-name="P1"><text:bookmark text:name="u4338u_1"/><draw:a xlink:type="simple" xlink:href="https://www.facebook.com/groups/245900615456533/" office:target-frame-name="_blank" xlink:show="new"><draw:frame draw:style-name="fr1" draw:name="graphics1" text:anchor-type="as-char" svg:width="5.0209in" svg:height="3.7709in" draw:z-index="0"><draw:image xlink:href="https://s-external.ak.fbcdn.net/safe_image.php?d=AQA6uBoLVL6i5_G8&amp;url=http%3A%2F%2Fi2.ytimg.com%2Fvi%2Fawc2_t02PPc%2Fhqdefault.jpg" xlink:type="simple" xlink:show="embed" xlink:actuate="onLoad"/></draw:frame></draw:a></text:p>
      <text:p text:style-name="P1"><text:a xlink:type="simple" xlink:href="http://www.youtube.com/watch?v=awc2_t02PPc#t=2m29s" office:target-frame-name="_blank" xlink:show="new"><text:span text:style-name="Strong_20_Emphasis">*Pound* 4 - Zhu (Falco) vs. Darkrain (Falcon) 2</text:span></text:a> </text:p>
      <text:p text:style-name="P1"><text:a xlink:type="simple" xlink:href="http://www.youtube.com/" office:target-frame-name="_blank" xlink:show="new">www.youtube.com</text:a></text:p>
      <text:p text:style-name="P1">‎*Pound* 4 Day 3 - 1/18/10 Frederick, MD Loser's Bracket (for 13th place) Commentary by Wife and Pakman</text:p>
      <text:p text:style-name="P1">· Like</text:p>
      <text:list xml:id="list1042853712" text:style-name="L2">
        <text:list-item>
          <text:p text:style-name="P3"><draw:a xlink:type="simple" xlink:href="https://www.facebook.com/profile.php?id=552652431"><draw:frame draw:style-name="fr1" draw:name="graphics2" text:anchor-type="as-char" svg:width="0.8071in" svg:height="0.4138in" draw:z-index="1"><draw:image xlink:href="https://fbcdn-profile-a.akamaihd.net/hprofile-ak-snc4/371847_552652431_1778361829_q.jpg" xlink:type="simple" xlink:show="embed" xlink:actuate="onLoad"/></draw:frame></draw:a></text:p>
        </text:list-item>
      </text:list>
      <text:p text:style-name="P1"><text:a xlink:type="simple" xlink:href="https://www.facebook.com/profile.php?id=552652431">Kris Aldenderfer</text:a> you can also avoid powershields by changing up the height of your SHL (low, mid, high lasers all are slightly different in timing). and if you're worried about PS you should get used to conditioning yourself so that you don't try to approach after shooting a laser that could potentially get powershielded, but back off and keep yourself safe in case they try to punish you from a powershield.<text:line-break/><text:soft-page-break/><text:line-break/>to elaborate, if you play someone who is really good at powershielding enough, you start to get used to creating a distinction in your mind between "laser I just shot that could get powershielded" vs. "laser I just shot that probably won't get powershielded." then you can decide from there when to approac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4T15:40:29</meta:creation-date>
    <dc:date>2012-05-14T15:40:52</dc:date>
    <meta:editing-duration>P0D</meta:editing-duration>
    <meta:editing-cycles>1</meta:editing-cycles>
    <meta:document-statistic meta:table-count="0" meta:image-count="2" meta:object-count="0" meta:page-count="2" meta:paragraph-count="8" meta:word-count="371" meta:character-count="2120" meta:non-whitespace-character-count="1752"/>
    <meta:generator>LibreOffice/3.5$Linux_X86_64 LibreOffice_project/350m1$Build-202</meta:generator>
  </office:meta>
</office:document-meta>
</file>